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a035d70">
      <style:table-column-properties style:column-width="006.0000in" style:rel-column-width="65535*"/>
    </style:style>
    <style:style style:family="table" style:name="a87908b">
      <style:table-properties style:width="6.0in" table:align="margins"/>
    </style:style>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office:automatic-styles>
  <office:body>
    <office:spreadsheet>
      <table:table table:name="Table1" table:style-name="a87908b">
        <table:table-header-columns>
          <table:table-column table:number-columns-repeated="1" table:style-name="a035d70"/>
        </table:table-header-columns>
        <table:table-column table:number-columns-repeated="0" table:style-name="a035d70"/>
        <table:table-row>
          <table:table-cell>
            <text:p>table-row</text:p>
          </table:table-cell>
        </table:table-row>
        <table:table-header-rows>
          <table:table-row>
            <table:table-cell>
              <text:p>table-header-row</text:p>
            </table:table-cell>
          </table:table-row>
        </table:table-header-rows>
        <table:table-row>
          <table:table-cell>
            <text:p>table-row</text:p>
          </table:table-cell>
        </table:table-row>
      </table:table>
    </office:spreadshee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2-03T11:42:00.071949400Z</dc:date>
    <meta:editing-cycles>2</meta:editing-cycles>
    <meta:editing-duration>PT0.285S</meta:editing-duration>
    <meta:creation-date>2025-12-03T11:41:59.787024492Z</meta:creation-date>
  </office:meta>
</office:document-meta>
</file>